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2">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2T17:55:20</dc:date>
    <dc:creator>Joseph Simpson</dc:creator>
    <meta:editing-duration>P6DT23H40M31S</meta:editing-duration>
    <meta:editing-cycles>10</meta:editing-cycles>
    <meta:generator>OpenOffice/4.1.5$Unix OpenOffice.org_project/415m1$Build-9789</meta:generator>
    <meta:document-statistic meta:table-count="0" meta:image-count="0" meta:object-count="0" meta:page-count="1" meta:paragraph-count="14" meta:word-count="461" meta:character-count="3099"/>
  </office:meta>
</office:document-meta>
</file>